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748f6" officeooo:paragraph-rsid="001748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86c56" officeooo:paragraph-rsid="00186c5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c14b2" officeooo:paragraph-rsid="001c14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e9531" officeooo:paragraph-rsid="001e953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25de" officeooo:paragraph-rsid="002025d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0b51" officeooo:paragraph-rsid="00220b5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7135" officeooo:paragraph-rsid="0022713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e4d6" officeooo:paragraph-rsid="0011e4d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3a9da" officeooo:paragraph-rsid="0013a9d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748f6" officeooo:paragraph-rsid="001748f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ab38b" officeooo:paragraph-rsid="001ab38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e9531" officeooo:paragraph-rsid="001e953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220b51" officeooo:paragraph-rsid="00220b5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3a9da" officeooo:paragraph-rsid="0013a9d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d2edd" officeooo:paragraph-rsid="001d2e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ab38b" officeooo:paragraph-rsid="001ab38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6a541" officeooo:paragraph-rsid="0016a5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7434b" officeooo:paragraph-rsid="0027434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8a5f5" officeooo:paragraph-rsid="0028a5f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a7b5a" officeooo:paragraph-rsid="002a7b5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27434b" officeooo:paragraph-rsid="0027434b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f2f" style:font-weight-asian="normal" style:font-weight-complex="normal"/>
    </style:style>
    <style:style style:name="T3" style:family="text">
      <style:text-properties officeooo:rsid="00186c56"/>
    </style:style>
    <style:style style:name="T4" style:family="text">
      <style:text-properties officeooo:rsid="00203249"/>
    </style:style>
    <style:style style:name="T5" style:family="text">
      <style:text-properties officeooo:rsid="002a7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DAOdataProcess():</text:p>
      <text:p text:style-name="P1"/>
      <text:p text:style-name="P26">string dic scrapeResult ( memberName: [memberPosts ]) ←sent by UPS Scraper grabSoup()</text:p>
      <text:p text:style-name="P26"/>
      <text:p text:style-name="P26">string array ignore(name of tag) for each swing tag ← will contain names of people with tag already ← grabed by dataBase Get getNoTag() method</text:p>
      <text:p text:style-name="P26"/>
      <text:p text:style-name="P26">string array add(name of tag) for each tag. Empty intially and will be populated by names of people who need the tag</text:p>
      <text:p text:style-name="P26"/>
      <text:p text:style-name="P26">It goes through each <text:span text:style-name="T5">scraped post of each person and if it sees a tag </text:span></text:p>
      <text:p text:style-name="P26"/>
      <text:p text:style-name="P27">checks the corresponding ignore list and if the person name is in there moves on</text:p>
      <text:p text:style-name="P27"/>
      <text:p text:style-name="P27">if the person name is not in there then append persons name to corresponding addTag array</text:p>
      <text:p text:style-name="P27"/>
      <text:p text:style-name="P27"/>
      <text:p text:style-name="P27">then once its all done</text:p>
      <text:p text:style-name="P27"/>
      <text:p text:style-name="P27">call the dataBaseSet object on each of the addTag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UPS<text:span text:style-name="T4">TS</text:span> grabSoup<text:span text:style-name="T1">:</text:span></text:p>
      <text:p text:style-name="P20"/>
      <text:p text:style-name="P21">grabs soup URL from config file stores in variable</text:p>
      <text:p text:style-name="P20">while the “see more” link is visible </text:p>
      <text:p text:style-name="P20"><text:tab/>click the see more link</text:p>
      <text:p text:style-name="P20"/>
      <text:p text:style-name="P20">grab all html elements with class userContent and store in array</text:p>
      <text:p text:style-name="P20"/>
      <text:p text:style-name="P20">then</text:p>
      <text:p text:style-name="P20">for I in that array</text:p>
      <text:p text:style-name="P20">store I.find(‘p’).text</text:p>
      <text:p text:style-name="P20"/>
      <text:p text:style-name="P20">will also grab the names of the people posting the soup usage is</text:p>
      <text:p text:style-name="P20">findAll(“h5”) with class _5pbw</text:p>
      <text:p text:style-name="P20"/>
      <text:p text:style-name="P20"><text:soft-page-break/></text:p>
      <text:p text:style-name="P20">for I in (placeholder):</text:p>
      <text:p text:style-name="P20">array store I.find(‘a’).text</text:p>
      <text:p text:style-name="P20"/>
      <text:p text:style-name="P20">will return both arrays</text:p>
      <text:p text:style-name="P20"/>
      <text:p text:style-name="P16">MNS grabSoup:</text:p>
      <text:p text:style-name="P5"/>
      <text:p text:style-name="P7">grabs soup URL from config file stores in variable</text:p>
      <text:p text:style-name="P5">while seemore link is present</text:p>
      <text:p text:style-name="P5"><text:tab/>click the see more link</text:p>
      <text:p text:style-name="P5"/>
      <text:p text:style-name="P5">make soup</text:p>
      <text:p text:style-name="P5"/>
      <text:p text:style-name="P5">grab all html div tags with class fsl and store in array</text:p>
      <text:p text:style-name="P5">for I in placeholder <text:span text:style-name="T3">grab all a tags.text and store in another array</text:span></text:p>
      <text:p text:style-name="P5"/>
      <text:p text:style-name="P6">return the array with the text.</text:p>
      <text:p text:style-name="P6"/>
      <text:p text:style-name="P18">GM DAO ScrapeCompareDB:</text:p>
      <text:p text:style-name="P8">grab the array of scraped names and store in a array and sort A to Z</text:p>
      <text:p text:style-name="P8">grab the array of database names and store in a array and sort A to z</text:p>
      <text:p text:style-name="P8"/>
      <text:p text:style-name="P9">check arrays if items do not match </text:p>
      <text:p text:style-name="P9">then add or delete scrapped name or database name depending on outcome.</text:p>
      <text:p text:style-name="P9">Call correct database set method as neede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PG makeGroupPost:</text:p>
      <text:p text:style-name="P11">grab group main page url from config file</text:p>
      <text:p text:style-name="P11">array payload = grabbed from createPayload object</text:p>
      <text:p text:style-name="P11">create selenium object</text:p>
      <text:p text:style-name="P11">selenium object finds create post text box add payload</text:p>
      <text:p text:style-name="P11">clicks post button</text:p>
      <text:p text:style-name="P10"/>
      <text:p text:style-name="P5"/>
      <text:p text:style-name="P17">DIC dBConnect:</text:p>
      <text:p text:style-name="P22"/>
      <text:p text:style-name="P17"><text:span text:style-name="T1">grabs database location from config </text:span><text:span text:style-name="T2">f</text:span><text:span text:style-name="T1">ile and stores in a variable</text:span></text:p>
      <text:p text:style-name="P22">makes connection with dataBase</text:p>
      <text:p text:style-name="P23"/>
      <text:p text:style-name="P2"/>
      <text:p text:style-name="P12">DBG getTagCompliant:</text:p>
      <text:p text:style-name="P12"/>
      <text:p text:style-name="P3"><text:soft-page-break/>some sql code to be figured out later and all names put in <text:s/>an array which will be returned</text:p>
      <text:p text:style-name="P3"/>
      <text:p text:style-name="P12">DBG getNoTag:</text:p>
      <text:p text:style-name="P12"/>
      <text:p text:style-name="P3">some more nifty sql code to be figured out later cause im lazy as fuck to be put into an array which will returned later.</text:p>
      <text:p text:style-name="P3"/>
      <text:p text:style-name="P14">DBS Set TagCompliant</text:p>
      <text:p text:style-name="P14"/>
      <text:p text:style-name="P4">After new scrape has sql code which updates tags and sets member tags or updates</text:p>
      <text:p text:style-name="P4"/>
      <text:p text:style-name="P14">DBS addMember</text:p>
      <text:p text:style-name="P14"/>
      <text:p text:style-name="P4">Adds a new member to the member table yet created </text:p>
      <text:p text:style-name="P4"/>
      <text:p text:style-name="P14">DBS removeMember</text:p>
      <text:p text:style-name="P14"/>
      <text:p text:style-name="P4">Removes member from tables yet created need to cascade constraints</text:p>
      <text:p text:style-name="P4"/>
      <text:p text:style-name="P4"/>
      <text:p text:style-name="P28">GPG grabConfigUrl</text:p>
      <text:p text:style-name="P25"/>
      <text:p text:style-name="P25">goes into config file and reads the parameter requested </text:p>
      <text:p text:style-name="P25">puts it into a string variable</text:p>
      <text:p text:style-name="P25">returns the string variable. In this case the UR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9T17:38:19.066203190</dc:date>
    <meta:editing-duration>PT2H3M44S</meta:editing-duration>
    <meta:editing-cycles>16</meta:editing-cycles>
    <meta:document-statistic meta:table-count="0" meta:image-count="0" meta:object-count="0" meta:page-count="3" meta:paragraph-count="59" meta:word-count="470" meta:character-count="2618" meta:non-whitespace-character-count="2198"/>
  </office:meta>
</office:document-meta>
</file>